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db5" officeooo:paragraph-rsid="0005dd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</text:p>
      <text:p text:style-name="P1"><draw:frame draw:style-name="fr1" draw:name="Image1" text:anchor-type="char" svg:x="2.1917in" svg:y="0in" svg:width="2.7772in" svg:height="2.7772in" draw:z-index="0"><draw:image xlink:href="Pictures/100002010000006400000064E7457B1DCC23FFC7.png" xlink:type="simple" xlink:show="embed" xlink:actuate="onLoad" loext:mime-type="image/png"/></draw:frame></text:p>
      <text:p text:style-name="P1">Linux is an open sourc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21:31:19.507868692</meta:creation-date>
    <dc:date>2022-02-27T21:34:43.953304222</dc:date>
    <meta:editing-duration>PT3M26S</meta:editing-duration>
    <meta:editing-cycles>1</meta:editing-cycles>
    <meta:document-statistic meta:table-count="0" meta:image-count="1" meta:object-count="0" meta:page-count="1" meta:paragraph-count="2" meta:word-count="6" meta:character-count="30" meta:non-whitespace-character-count="24"/>
    <meta:generator>LibreOffice/6.4.7.2$Linux_X86_64 LibreOffice_project/40$Build-2</meta:generator>
  </office:meta>
</office:document-meta>
</file>